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i>cos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td>
                <mtd>
                  <mn>0</mn>
                </mtd>
                <mtd>
                  <mrow>
                    <mi>si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row>
                      <mo stretchy="false">−</mo>
                      <mi>sin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td>
                <mtd>
                  <mn>0</mn>
                </mtd>
                <mtd>
                  <mrow>
                    <mi>cos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∗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i>cos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td>
                <mtd>
                  <mrow>
                    <mrow>
                      <mo stretchy="false">−</mo>
                      <mi>sin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i>si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td>
                <mtd>
                  <mrow>
                    <mi>cos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td>
              <mtd>
                <mrow>
                  <mi>sin</mi>
                  <mn>²</mn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td>
              <mtd>
                <mi>?</mi>
              </mtd>
              <mtd>
                <mi>?</mi>
              </mtd>
            </mtr>
            <mtr>
              <mtd>
                <mi>?</mi>
              </mtd>
              <mtd>
                <mi>?</mi>
              </mtd>
              <mtd>
                <mi>?</mi>
              </mtd>
              <mtd>
                <mi>?</mi>
              </mtd>
            </mtr>
            <mtr>
              <mtd>
                <mi>?</mi>
              </mtd>
              <mtd>
                <mi>?</mi>
              </mtd>
              <mtd>
                <mi>?</mi>
              </mtd>
              <mtd>
                <mi>?</mi>
              </mtd>
            </mtr>
            <mtr>
              <mtd>
                <mi>?</mi>
              </mtd>
              <mtd>
                <mi>?</mi>
              </mtd>
              <mtd>
                <mi>?</mi>
              </mtd>
              <mtd>
                <mn>1</mn>
              </mtd>
            </mtr>
          </mtable>
        </mrow>
        <mo fence="true" stretchy="true">]</mo>
      </mrow>
    </mrow>
    <annotation encoding="StarMath 5.0">
left [  
matrix{ 
cos( %theta ) # 0 # sin( %theta ) # 0 ## 
0 #  1 # 0 # 0 ##
-sin( %theta ) # 0 # cos( %theta ) # 0 ##
0 # 0 # 0 #1 } 
right ]

*

left [  
matrix{ 
1 # 0 # 0 # 0 ## 
0 # cos( %theta )  # -sin( %theta ) # 0 ##
0 # sin( %theta ) # cos( %theta ) # 0 ##
0 # 0 # 0 #1 } 
right ]

=

left [  
matrix{ 
cos( %theta ) # sin²( %theta ) # ? # ? ## 
? # ?  # ? # ? ##
? # ? # ? # ? ##
? # ? # ? #1 } 
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20:16:33.299445108</meta:creation-date>
    <dc:date>2017-03-01T22:00:05.514838534</dc:date>
    <meta:editing-duration>PT17M18S</meta:editing-duration>
    <meta:editing-cycles>2</meta:editing-cycles>
    <meta:generator>LibreOffice/5.1.6.2$Linux_X86_64 LibreOffice_project/10m0$Build-2</meta:generator>
  </office:meta>
</office:document-meta>
</file>